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EngineServletConfig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Config.getIni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Config.getIni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Config.getServ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Config.JSPEngineServletConfig( ServletContext contex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